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3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f5e3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96d98" style:font-size-asian="11pt" style:font-size-complex="11pt"/>
    </style:style>
    <style:style style:name="P5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3a5b103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63a409" officeooo:paragraph-rsid="041b89ea" style:font-size-asian="11pt" style:font-size-complex="11pt"/>
    </style:style>
    <style:style style:name="P8" style:family="paragraph" style:parent-style-name="Standard">
      <style:paragraph-properties>
        <style:tab-stops>
          <style:tab-stop style:position="0.997cm"/>
          <style:tab-stop style:position="2.503cm"/>
          <style:tab-stop style:position="4.498cm"/>
        </style:tab-stops>
      </style:paragraph-properties>
      <style:text-properties style:font-name="EB Garamond 12" fo:font-size="11pt" fo:language="en" fo:country="US" officeooo:rsid="0003fba2" officeooo:paragraph-rsid="04653c1e" style:font-size-asian="11pt" style:font-size-complex="11pt"/>
    </style:style>
    <style:style style:name="P9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10" style:family="paragraph" style:parent-style-name="Standard">
      <style:paragraph-properties fo:text-align="start" style:justify-single-word="false">
        <style:tab-stops>
          <style:tab-stop style:position="0.699cm"/>
          <style:tab-stop style:position="5.292cm" style:type="right"/>
        </style:tab-stops>
      </style:paragraph-properties>
      <style:text-properties style:font-name="EB Garamond 12" fo:font-size="11pt" fo:language="en" fo:country="US" fo:font-style="italic" officeooo:rsid="03b5752a" officeooo:paragraph-rsid="03b5752a" style:font-size-asian="11pt" style:font-style-asian="italic" style:font-size-complex="11pt" style:font-style-complex="italic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5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16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17" style:family="paragraph" style:parent-style-name="Standard">
      <style:paragraph-properties fo:text-align="start" style:justify-single-word="false">
        <style:tab-stops>
          <style:tab-stop style:position="0.699cm"/>
          <style:tab-stop style:position="1.506cm"/>
          <style:tab-stop style:position="7.001cm" style:type="right"/>
        </style:tab-stops>
      </style:paragraph-properties>
      <style:text-properties style:font-name="EB Garamond 12" fo:font-size="11pt" fo:language="en" fo:country="US" fo:font-style="normal" officeooo:rsid="03a071c6" officeooo:paragraph-rsid="03e29ea6" style:font-size-asian="11pt" style:font-style-asian="normal" style:font-size-complex="11pt" style:font-style-complex="normal"/>
    </style:style>
    <style:style style:name="P18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19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0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3ab3c01" officeooo:paragraph-rsid="02996d98" style:font-size-asian="11pt" style:font-size-complex="11pt"/>
    </style:style>
    <style:style style:name="P21" style:family="paragraph" style:parent-style-name="Standard">
      <style:paragraph-properties fo:text-align="start" style:justify-single-word="false" fo:break-before="pag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386baba" style:font-size-asian="11pt" style:font-style-asian="italic" style:font-size-complex="11pt" style:font-style-complex="italic"/>
    </style:style>
    <style:style style:name="P22" style:family="paragraph" style:parent-style-name="Footnote">
      <style:text-properties fo:language="en" fo:country="US" officeooo:rsid="00198fdb" officeooo:paragraph-rsid="0240b567"/>
    </style:style>
    <style:style style:name="P23" style:family="paragraph" style:parent-style-name="Standard" style:master-page-name="Standard">
      <style:paragraph-properties style:page-number="auto"/>
      <style:text-properties style:font-name="EB Garamond 12"/>
    </style:style>
    <style:style style:name="P24" style:family="paragraph" style:parent-style-name="Standard" style:master-page-name="Standard">
      <style:paragraph-properties fo:text-align="center" style:justify-single-word="false" style:page-number="auto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25" style:family="paragraph" style:parent-style-name="Standard" style:master-page-name="Zweispaltig">
      <style:paragraph-properties fo:text-align="center" style:justify-single-word="false" style:page-number="auto"/>
      <style:text-properties style:font-name="EB Garamond 12" fo:font-size="16pt" officeooo:paragraph-rsid="0001b7dc" style:font-size-asian="16pt" style:font-size-complex="16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e46f2c" style:font-style-asian="italic" style:font-style-complex="italic"/>
    </style:style>
    <style:style style:name="T3" style:family="text">
      <style:text-properties fo:font-style="italic" officeooo:rsid="041b89ea" style:font-style-asian="italic" style:font-style-complex="italic"/>
    </style:style>
    <style:style style:name="T4" style:family="text">
      <style:text-properties fo:font-style="italic" officeooo:rsid="041ce8a8" style:font-style-asian="italic" style:font-style-complex="italic"/>
    </style:style>
    <style:style style:name="T5" style:family="text">
      <style:text-properties fo:font-style="italic" officeooo:rsid="041d0a26" style:font-style-asian="italic" style:font-style-complex="italic"/>
    </style:style>
    <style:style style:name="T6" style:family="text">
      <style:text-properties officeooo:rsid="000120e5"/>
    </style:style>
    <style:style style:name="T7" style:family="text">
      <style:text-properties officeooo:rsid="00019284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officeooo:rsid="029b4360" style:font-style-asian="normal" style:font-style-complex="normal"/>
    </style:style>
    <style:style style:name="T10" style:family="text">
      <style:text-properties fo:font-style="normal" officeooo:rsid="01c668f6" style:font-style-asian="normal" style:font-style-complex="normal"/>
    </style:style>
    <style:style style:name="T11" style:family="text">
      <style:text-properties fo:font-style="normal" officeooo:rsid="034176b8" style:font-style-asian="normal" style:font-style-complex="normal"/>
    </style:style>
    <style:style style:name="T12" style:family="text">
      <style:text-properties fo:font-style="normal" officeooo:rsid="03577813" style:font-style-asian="normal" style:font-style-complex="normal"/>
    </style:style>
    <style:style style:name="T13" style:family="text">
      <style:text-properties fo:font-style="normal" officeooo:rsid="035e4394" style:font-style-asian="normal" style:font-style-complex="normal"/>
    </style:style>
    <style:style style:name="T14" style:family="text">
      <style:text-properties fo:font-style="normal" officeooo:rsid="0370d31c" style:font-style-asian="normal" style:font-style-complex="normal"/>
    </style:style>
    <style:style style:name="T15" style:family="text">
      <style:text-properties fo:font-style="normal" officeooo:rsid="03ab3c01" style:font-style-asian="normal" style:font-style-complex="normal"/>
    </style:style>
    <style:style style:name="T16" style:family="text">
      <style:text-properties fo:font-style="normal" officeooo:rsid="03c2617b" style:font-style-asian="normal" style:font-style-complex="normal"/>
    </style:style>
    <style:style style:name="T17" style:family="text">
      <style:text-properties fo:font-style="normal" officeooo:rsid="03e46f2c" style:font-style-asian="normal" style:font-style-complex="normal"/>
    </style:style>
    <style:style style:name="T18" style:family="text">
      <style:text-properties fo:font-style="normal" officeooo:rsid="00056c95" style:font-style-asian="normal" style:font-style-complex="normal"/>
    </style:style>
    <style:style style:name="T19" style:family="text">
      <style:text-properties fo:font-style="normal" officeooo:rsid="03ea5286" style:font-style-asian="normal" style:font-style-complex="normal"/>
    </style:style>
    <style:style style:name="T20" style:family="text">
      <style:text-properties fo:font-style="normal" officeooo:rsid="041ce8a8" style:font-style-asian="normal" style:font-style-complex="normal"/>
    </style:style>
    <style:style style:name="T21" style:family="text">
      <style:text-properties fo:font-style="normal" officeooo:rsid="041f025b" style:font-style-asian="normal" style:font-style-complex="normal"/>
    </style:style>
    <style:style style:name="T22" style:family="text">
      <style:text-properties fo:font-style="normal" officeooo:rsid="041fe159" style:font-style-asian="normal" style:font-style-complex="normal"/>
    </style:style>
    <style:style style:name="T23" style:family="text">
      <style:text-properties fo:font-style="normal" officeooo:rsid="04219dba" style:font-style-asian="normal" style:font-style-complex="normal"/>
    </style:style>
    <style:style style:name="T24" style:family="text">
      <style:text-properties fo:font-style="normal" officeooo:rsid="0423532f" style:font-style-asian="normal" style:font-style-complex="normal"/>
    </style:style>
    <style:style style:name="T25" style:family="text">
      <style:text-properties fo:font-style="normal" officeooo:rsid="0424abb2" style:font-style-asian="normal" style:font-style-complex="normal"/>
    </style:style>
    <style:style style:name="T26" style:family="text">
      <style:text-properties fo:font-style="normal" officeooo:rsid="0425a06c" style:font-style-asian="normal" style:font-style-complex="normal"/>
    </style:style>
    <style:style style:name="T27" style:family="text">
      <style:text-properties fo:font-style="normal" officeooo:rsid="0426a5d1" style:font-style-asian="normal" style:font-style-complex="normal"/>
    </style:style>
    <style:style style:name="T28" style:family="text">
      <style:text-properties fo:font-style="normal" officeooo:rsid="0427cd6b" style:font-style-asian="normal" style:font-style-complex="normal"/>
    </style:style>
    <style:style style:name="T29" style:family="text">
      <style:text-properties fo:font-style="normal" officeooo:rsid="0429692f" style:font-style-asian="normal" style:font-style-complex="normal"/>
    </style:style>
    <style:style style:name="T30" style:family="text">
      <style:text-properties fo:font-style="normal" officeooo:rsid="042afa71" style:font-style-asian="normal" style:font-style-complex="normal"/>
    </style:style>
    <style:style style:name="T31" style:family="text">
      <style:text-properties fo:font-style="normal" officeooo:rsid="042be602" style:font-style-asian="normal" style:font-style-complex="normal"/>
    </style:style>
    <style:style style:name="T32" style:family="text">
      <style:text-properties fo:font-style="normal" officeooo:rsid="042d1741" style:font-style-asian="normal" style:font-style-complex="normal"/>
    </style:style>
    <style:style style:name="T33" style:family="text">
      <style:text-properties fo:font-style="normal" officeooo:rsid="042e165c" style:font-style-asian="normal" style:font-style-complex="normal"/>
    </style:style>
    <style:style style:name="T34" style:family="text">
      <style:text-properties fo:font-style="normal" officeooo:rsid="0430159b" style:font-style-asian="normal" style:font-style-complex="normal"/>
    </style:style>
    <style:style style:name="T35" style:family="text">
      <style:text-properties fo:font-style="normal" officeooo:rsid="0430366b" style:font-style-asian="normal" style:font-style-complex="normal"/>
    </style:style>
    <style:style style:name="T36" style:family="text">
      <style:text-properties fo:font-style="normal" officeooo:rsid="04309b40" style:font-style-asian="normal" style:font-style-complex="normal"/>
    </style:style>
    <style:style style:name="T37" style:family="text">
      <style:text-properties fo:font-style="normal" officeooo:rsid="04321332" style:font-style-asian="normal" style:font-style-complex="normal"/>
    </style:style>
    <style:style style:name="T38" style:family="text">
      <style:text-properties fo:font-style="normal" officeooo:rsid="0433eba3" style:font-style-asian="normal" style:font-style-complex="normal"/>
    </style:style>
    <style:style style:name="T39" style:family="text">
      <style:text-properties fo:font-style="normal" officeooo:rsid="0434985d" style:font-style-asian="normal" style:font-style-complex="normal"/>
    </style:style>
    <style:style style:name="T40" style:family="text">
      <style:text-properties fo:font-style="normal" officeooo:rsid="04367076" style:font-style-asian="normal" style:font-style-complex="normal"/>
    </style:style>
    <style:style style:name="T41" style:family="text">
      <style:text-properties fo:font-style="normal" officeooo:rsid="04372986" style:font-style-asian="normal" style:font-style-complex="normal"/>
    </style:style>
    <style:style style:name="T42" style:family="text">
      <style:text-properties fo:font-style="normal" officeooo:rsid="0438e32b" style:font-style-asian="normal" style:font-style-complex="normal"/>
    </style:style>
    <style:style style:name="T43" style:family="text">
      <style:text-properties fo:font-style="normal" officeooo:rsid="04390c61" style:font-style-asian="normal" style:font-style-complex="normal"/>
    </style:style>
    <style:style style:name="T44" style:family="text">
      <style:text-properties fo:font-style="normal" officeooo:rsid="043a0d0f" style:font-style-asian="normal" style:font-style-complex="normal"/>
    </style:style>
    <style:style style:name="T45" style:family="text">
      <style:text-properties fo:font-style="normal" officeooo:rsid="043abd98" style:font-style-asian="normal" style:font-style-complex="normal"/>
    </style:style>
    <style:style style:name="T46" style:family="text">
      <style:text-properties fo:font-style="normal" officeooo:rsid="043ada2b" style:font-style-asian="normal" style:font-style-complex="normal"/>
    </style:style>
    <style:style style:name="T47" style:family="text">
      <style:text-properties fo:font-style="normal" officeooo:rsid="043cd0d4" style:font-style-asian="normal" style:font-style-complex="normal"/>
    </style:style>
    <style:style style:name="T48" style:family="text">
      <style:text-properties fo:font-style="normal" officeooo:rsid="043de62c" style:font-style-asian="normal" style:font-style-complex="normal"/>
    </style:style>
    <style:style style:name="T49" style:family="text">
      <style:text-properties fo:font-style="normal" officeooo:rsid="043ef159" style:font-style-asian="normal" style:font-style-complex="normal"/>
    </style:style>
    <style:style style:name="T50" style:family="text">
      <style:text-properties fo:font-style="normal" officeooo:rsid="04407b3d" style:font-style-asian="normal" style:font-style-complex="normal"/>
    </style:style>
    <style:style style:name="T51" style:family="text">
      <style:text-properties fo:font-style="normal" officeooo:rsid="04411eef" style:font-style-asian="normal" style:font-style-complex="normal"/>
    </style:style>
    <style:style style:name="T52" style:family="text">
      <style:text-properties fo:font-style="normal" officeooo:rsid="0442f1ff" style:font-style-asian="normal" style:font-style-complex="normal"/>
    </style:style>
    <style:style style:name="T53" style:family="text">
      <style:text-properties fo:font-style="normal" officeooo:rsid="044497a7" style:font-style-asian="normal" style:font-style-complex="normal"/>
    </style:style>
    <style:style style:name="T54" style:family="text">
      <style:text-properties fo:font-style="normal" officeooo:rsid="04466aea" style:font-style-asian="normal" style:font-style-complex="normal"/>
    </style:style>
    <style:style style:name="T55" style:family="text">
      <style:text-properties fo:font-style="normal" officeooo:rsid="044817bb" style:font-style-asian="normal" style:font-style-complex="normal"/>
    </style:style>
    <style:style style:name="T56" style:family="text">
      <style:text-properties fo:font-style="normal" officeooo:rsid="044841ed" style:font-style-asian="normal" style:font-style-complex="normal"/>
    </style:style>
    <style:style style:name="T57" style:family="text">
      <style:text-properties fo:font-style="normal" officeooo:rsid="04489316" style:font-style-asian="normal" style:font-style-complex="normal"/>
    </style:style>
    <style:style style:name="T58" style:family="text">
      <style:text-properties fo:font-style="normal" officeooo:rsid="0449b650" style:font-style-asian="normal" style:font-style-complex="normal"/>
    </style:style>
    <style:style style:name="T59" style:family="text">
      <style:text-properties fo:font-style="normal" officeooo:rsid="044acf6a" style:font-style-asian="normal" style:font-style-complex="normal"/>
    </style:style>
    <style:style style:name="T60" style:family="text">
      <style:text-properties fo:font-style="normal" officeooo:rsid="044b2df2" style:font-style-asian="normal" style:font-style-complex="normal"/>
    </style:style>
    <style:style style:name="T61" style:family="text">
      <style:text-properties fo:font-style="normal" officeooo:rsid="044c7400" style:font-style-asian="normal" style:font-style-complex="normal"/>
    </style:style>
    <style:style style:name="T62" style:family="text">
      <style:text-properties fo:font-style="normal" officeooo:rsid="044dd936" style:font-style-asian="normal" style:font-style-complex="normal"/>
    </style:style>
    <style:style style:name="T63" style:family="text">
      <style:text-properties fo:font-style="normal" officeooo:rsid="044f7133" style:font-style-asian="normal" style:font-style-complex="normal"/>
    </style:style>
    <style:style style:name="T64" style:family="text">
      <style:text-properties fo:font-style="normal" officeooo:rsid="044fd2a5" style:font-style-asian="normal" style:font-style-complex="normal"/>
    </style:style>
    <style:style style:name="T65" style:family="text">
      <style:text-properties fo:font-style="normal" officeooo:rsid="0450d958" style:font-style-asian="normal" style:font-style-complex="normal"/>
    </style:style>
    <style:style style:name="T66" style:family="text">
      <style:text-properties fo:font-style="normal" officeooo:rsid="04512c43" style:font-style-asian="normal" style:font-style-complex="normal"/>
    </style:style>
    <style:style style:name="T67" style:family="text">
      <style:text-properties fo:font-style="normal" officeooo:rsid="04525a6e" style:font-style-asian="normal" style:font-style-complex="normal"/>
    </style:style>
    <style:style style:name="T68" style:family="text">
      <style:text-properties fo:font-style="normal" officeooo:rsid="04537ee0" style:font-style-asian="normal" style:font-style-complex="normal"/>
    </style:style>
    <style:style style:name="T69" style:family="text">
      <style:text-properties fo:font-style="normal" officeooo:rsid="04539b02" style:font-style-asian="normal" style:font-style-complex="normal"/>
    </style:style>
    <style:style style:name="T70" style:family="text">
      <style:text-properties fo:font-style="normal" officeooo:rsid="045589e6" style:font-style-asian="normal" style:font-style-complex="normal"/>
    </style:style>
    <style:style style:name="T71" style:family="text">
      <style:text-properties fo:font-style="normal" officeooo:rsid="0456fffa" style:font-style-asian="normal" style:font-style-complex="normal"/>
    </style:style>
    <style:style style:name="T72" style:family="text">
      <style:text-properties fo:font-style="normal" officeooo:rsid="0457a381" style:font-style-asian="normal" style:font-style-complex="normal"/>
    </style:style>
    <style:style style:name="T73" style:family="text">
      <style:text-properties fo:font-style="normal" officeooo:rsid="0458da8d" style:font-style-asian="normal" style:font-style-complex="normal"/>
    </style:style>
    <style:style style:name="T74" style:family="text">
      <style:text-properties fo:font-style="normal" officeooo:rsid="0459a8a0" style:font-style-asian="normal" style:font-style-complex="normal"/>
    </style:style>
    <style:style style:name="T75" style:family="text">
      <style:text-properties fo:font-style="normal" officeooo:rsid="045b99c2" style:font-style-asian="normal" style:font-style-complex="normal"/>
    </style:style>
    <style:style style:name="T76" style:family="text">
      <style:text-properties fo:font-style="normal" officeooo:rsid="045e3f8e" style:font-style-asian="normal" style:font-style-complex="normal"/>
    </style:style>
    <style:style style:name="T77" style:family="text">
      <style:text-properties fo:font-style="normal" officeooo:rsid="045fbf34" style:font-style-asian="normal" style:font-style-complex="normal"/>
    </style:style>
    <style:style style:name="T78" style:family="text">
      <style:text-properties fo:font-style="normal" officeooo:rsid="045fe1d7" style:font-style-asian="normal" style:font-style-complex="normal"/>
    </style:style>
    <style:style style:name="T79" style:family="text">
      <style:text-properties fo:font-style="normal" officeooo:rsid="04615f93" style:font-style-asian="normal" style:font-style-complex="normal"/>
    </style:style>
    <style:style style:name="T80" style:family="text">
      <style:text-properties fo:font-style="normal" officeooo:rsid="0461955a" style:font-style-asian="normal" style:font-style-complex="normal"/>
    </style:style>
    <style:style style:name="T81" style:family="text">
      <style:text-properties fo:font-style="normal" officeooo:rsid="0463333e" style:font-style-asian="normal" style:font-style-complex="normal"/>
    </style:style>
    <style:style style:name="T82" style:family="text">
      <style:text-properties fo:font-style="normal" officeooo:rsid="0464169a" style:font-style-asian="normal" style:font-style-complex="normal"/>
    </style:style>
    <style:style style:name="T83" style:family="text">
      <style:text-properties fo:font-style="normal" officeooo:rsid="04653c1e" style:font-style-asian="normal" style:font-style-complex="normal"/>
    </style:style>
    <style:style style:name="T84" style:family="text">
      <style:text-properties fo:font-style="normal" officeooo:rsid="04660547" style:font-style-asian="normal" style:font-style-complex="normal"/>
    </style:style>
    <style:style style:name="T85" style:family="text">
      <style:text-properties fo:font-style="normal" officeooo:rsid="04673209" style:font-style-asian="normal" style:font-style-complex="normal"/>
    </style:style>
    <style:style style:name="T86" style:family="text">
      <style:text-properties officeooo:rsid="000a14f6"/>
    </style:style>
    <style:style style:name="T87" style:family="text">
      <style:text-properties officeooo:rsid="005714b7"/>
    </style:style>
    <style:style style:name="T88" style:family="text">
      <style:text-properties officeooo:rsid="00880dbe"/>
    </style:style>
    <style:style style:name="T89" style:family="text">
      <style:text-properties officeooo:rsid="007c6d62"/>
    </style:style>
    <style:style style:name="T90" style:family="text">
      <style:text-properties officeooo:rsid="01e21ff5"/>
    </style:style>
    <style:style style:name="T91" style:family="text">
      <style:text-properties officeooo:rsid="0233449b"/>
    </style:style>
    <style:style style:name="T92" style:family="text">
      <style:text-properties officeooo:rsid="02317916"/>
    </style:style>
    <style:style style:name="T93" style:family="text">
      <style:text-properties officeooo:rsid="0063a409"/>
    </style:style>
    <style:style style:name="T94" style:family="text">
      <style:text-properties officeooo:rsid="034a2232"/>
    </style:style>
    <style:style style:name="T95" style:family="text">
      <style:text-properties officeooo:rsid="0387836c"/>
    </style:style>
    <style:style style:name="T96" style:family="text">
      <style:text-properties officeooo:rsid="03b4652d"/>
    </style:style>
    <style:style style:name="T97" style:family="text">
      <style:text-properties officeooo:rsid="03e46f2c"/>
    </style:style>
    <style:style style:name="T98" style:family="text">
      <style:text-properties officeooo:rsid="023d18e5"/>
    </style:style>
    <style:style style:name="T99" style:family="text">
      <style:text-properties officeooo:rsid="00836784"/>
    </style:style>
    <style:style style:name="T100" style:family="text">
      <style:text-properties officeooo:rsid="036e9576"/>
    </style:style>
    <style:style style:name="T101" style:family="text">
      <style:text-properties officeooo:rsid="041b89ea"/>
    </style:style>
    <style:style style:name="T102" style:family="text">
      <style:text-properties officeooo:rsid="041ce8a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18"><text:s text:c="4"/>Wolfgang <text:span text:style-name="T96">Esser-</text:span>Skala, 201<text:span text:style-name="T97">9</text:span></text:p>
      <text:p text:style-name="P18"/>
      <text:p text:style-name="P18"/>
      <text:p text:style-name="P13">© 201<text:span text:style-name="T97">9</text:span> by Wolfgang <text:span text:style-name="T96">Esser-</text:span>Skala. This edition is licensed under the<text:span text:style-name="T94"><text:line-break/></text:span>Creative Commons Attribution<text:span text:style-name="T88">-NonCommercial-ShareAlike</text:span> 4.0 International License.<text:span text:style-name="T94"><text:line-break/></text:span>To view a copy of this license, visit http://creativecommons.org/licenses/by<text:span text:style-name="T89">-nc-sa</text:span>/4.0/.</text:p>
      <text:p text:style-name="P12"/>
      <text:p text:style-name="P14">Music engraving by LilyPond 2.18.0 (http://www.lilypond.org).<text:span text:style-name="T87"><text:line-break/>Front matter</text:span> typeset with EB Garamond (http://www.georgduffner.at/ebgaramond).</text:p>
      <text:p text:style-name="P18"/>
      <text:p text:style-name="P11">First <text:span text:style-name="T90">version</text:span>, <text:span text:style-name="T97">January 2019</text:span></text:p>
      <text:p text:style-name="P25"/>
      <text:p text:style-name="P19">P R E F A C E <text:s text:c="2"/><text:span text:style-name="T1">&amp;</text:span> <text:s text:c="2"/>C R I T I C A L <text:s text:c="2"/>R E P O R T </text:p>
      <text:p text:style-name="P19"/>
      <text:p text:style-name="P1"/>
      <text:p text:style-name="P5">This edition <text:span text:style-name="T6">of Ernst Wilhelm Wolf’s </text:span><text:span text:style-name="T3">Jesu, deine Paſsion</text:span><text:span text:style-name="T6"> </text:span>bases upon <text:span text:style-name="T93">a copy in the Königliche Bibliothek zu Berlin, which has been digitized by the Staatsbibliothek zu Berlin – Preußischer Kulturbesitz (see http://hofmusik.slub-dresden.de). The digital version of the manuscript is available at</text:span></text:p>
      <text:p text:style-name="P7"><text:tab/><text:span text:style-name="T101">http://resolver.staatsbibliothek-berlin.de/SBB0000A77E00000000<text:line-break/><text:tab/></text:span>(siglum Mus.<text:span text:style-name="T101">ms. 23262</text:span>).</text:p>
      <text:p text:style-name="P2"/>
      <text:p text:style-name="P3">In general, this edition closely follows the <text:span text:style-name="T95">manuscript</text:span>. Any changes <text:span text:style-name="T86">that were introduced </text:span>by the editor are indicated by italic type (dynamics and <text:span text:style-name="T7">directions</text:span>), parentheses<text:span text:style-name="T7"> (expressive marks)</text:span> or dashes (slurs and ties)<text:span text:style-name="T7">. Accidentals are used according to modern conventions. Asterisks denote changes that are clarified in the detailed remarks below.</text:span></text:p>
      <text:p text:style-name="P20"/>
      <text:p text:style-name="P4"/>
      <text:p text:style-name="P8"><text:span text:style-name="T4">No.<text:tab/></text:span><text:span text:style-name="T1">Bar<text:tab/>Staff<text:tab/>Note</text:span><text:span text:style-name="T12"><text:tab/></text:span><text:span text:style-name="T14"><text:line-break/></text:span><text:span text:style-name="T21">1.2</text:span><text:span text:style-name="T20"><text:tab/></text:span><text:span text:style-name="T21">29</text:span><text:span text:style-name="T16"><text:tab/></text:span><text:span text:style-name="T21">T</text:span><text:span text:style-name="T18"><text:note text:id="ftn1" text:note-class="footnote"><text:note-citation>1</text:note-citation><text:note-body><text:p text:style-name="P22">Abbreviations: A, alto; B, bass;<text:span text:style-name="T98"> cor, horn; fl, flute; Ms, manuscript; ob, oboe; o</text:span>rg,<text:span text:style-name="T102"> </text:span>basses and organ; <text:span text:style-name="T98">r, rest;</text:span> S,<text:span text:style-name="T102"> </text:span>soprano; T<text:span text:style-name="T99">, </text:span>tenor; <text:span text:style-name="T100">vl</text:span>, violin;<text:span text:style-name="T100"> vla, viola</text:span>.</text:p></text:note-body></text:note></text:span><text:span text:style-name="T16"><text:tab/></text:span><text:span text:style-name="T21">8th sixteenth in Ms: ces16</text:span><text:span text:style-name="T22"><text:line-break/></text:span><text:span text:style-name="T23">1.3<text:tab/>–<text:tab/>org<text:tab/>bass figures missing in Ms</text:span><text:span text:style-name="T24"><text:line-break/><text:tab/>65<text:tab/>vl 2<text:tab/>grace note missing</text:span><text:span text:style-name="T25"> </text:span><text:span text:style-name="T24">in Ms</text:span><text:span text:style-name="T26"><text:line-break/></text:span><text:span text:style-name="T24"><text:tab/>6</text:span><text:span text:style-name="T26">9</text:span><text:span text:style-name="T24"><text:tab/>vl 2<text:tab/>grace note missing</text:span><text:span text:style-name="T25"> </text:span><text:span text:style-name="T24">in Ms</text:span><text:span text:style-name="T28"><text:line-break/><text:tab/>72<text:tab/>vla<text:tab/>1st/2nd quarter in Ms: bes2 (no tremolo repeat)</text:span><text:span text:style-name="T27"><text:line-break/><text:tab/>99<text:tab/>vl 2<text:tab/>last eighth in Ms: f′8</text:span><text:span text:style-name="T23"><text:line-break/></text:span><text:span text:style-name="T22"><text:tab/>177<text:tab/>org<text:tab/>bar in Ms: es4.</text:span><text:span text:style-name="T29"><text:line-break/>1.4<text:tab/>–<text:tab/>org<text:tab/></text:span><text:span text:style-name="T23">bass figures missing in Ms</text:span><text:span text:style-name="T30"><text:line-break/><text:tab/>11<text:tab/>A<text:tab/>1st sixteenth in Ms: f′16</text:span><text:span text:style-name="T34"><text:line-break/></text:span><text:span text:style-name="T36"><text:tab/>12<text:tab/>vl 2</text:span><text:span text:style-name="T34"><text:tab/></text:span><text:span text:style-name="T36">last sixteenth in Ms: g′16<text:line-break/></text:span><text:span text:style-name="T38"><text:tab/></text:span><text:span text:style-name="T34">18<text:tab/>vl 1</text:span><text:span text:style-name="T35">, 2</text:span><text:span text:style-name="T34"><text:tab/>4th sixteenth in Ms: f″16</text:span><text:span text:style-name="T37"><text:line-break/><text:tab/>23<text:tab/>vl 2<text:tab/>4th quarter in Ms: bes′16–c″16–d″16–es″16</text:span><text:span text:style-name="T31"><text:line-break/><text:tab/>24<text:tab/>A<text:tab/>7th/8th sixteenth in Ms: g′16–g′16</text:span><text:span text:style-name="T33"><text:line-break/><text:tab/>25<text:tab/>T<text:tab/>4th eighth in Ms: f′8</text:span><text:span text:style-name="T32"><text:line-break/><text:tab/>28<text:tab/>A<text:tab/>8th sixteenth missing in Ms</text:span><text:span text:style-name="T39"><text:line-break/>1.6<text:tab/></text:span><text:span text:style-name="T50">2<text:tab/>vl 2<text:tab/></text:span><text:span text:style-name="T49">3rd quarter: grace note missing in Ms</text:span><text:span text:style-name="T50"><text:line-break/><text:tab/></text:span><text:span text:style-name="T49">3<text:tab/>fl 1<text:tab/>3rd quarter: grace note missing in Ms</text:span><text:span text:style-name="T52"><text:line-break/><text:tab/>7</text:span><text:span text:style-name="T44"><text:tab/>vl </text:span><text:span text:style-name="T51">2</text:span><text:span text:style-name="T44"><text:tab/></text:span><text:span text:style-name="T52">1st</text:span><text:span text:style-name="T44"> quarter: grace note missing in Ms</text:span><text:span text:style-name="T49"><text:line-break/><text:tab/></text:span><text:span text:style-name="T58">13<text:tab/>fl 2<text:tab/>1st quarter in Ms: cis″8.–b′32–a′32<text:line-break/><text:tab/></text:span><text:span text:style-name="T39">17ff<text:tab/>org<text:tab/>bass figures missing in Ms</text:span><text:span text:style-name="T51"><text:line-break/></text:span><text:span text:style-name="T44"><text:tab/></text:span><text:span text:style-name="T51">18</text:span><text:span text:style-name="T44"><text:tab/>vl </text:span><text:span text:style-name="T51">2</text:span><text:span text:style-name="T44"><text:tab/></text:span><text:span text:style-name="T51">3rd</text:span><text:span text:style-name="T44"> quarter: grace note missing in Ms</text:span><text:span text:style-name="T61"><text:line-break/><text:tab/>18<text:tab/>vla<text:tab/>bar in Ms: e′4–e4–a4–r4</text:span><text:span text:style-name="T40"><text:line-break/><text:tab/>21</text:span><text:span text:style-name="T41">ff</text:span><text:span text:style-name="T40"><text:tab/>T<text:tab/>This r</text:span><text:span text:style-name="T64">h</text:span><text:span text:style-name="T40">ythm is written as 16–8.–32 throughout<text:line-break/><text:tab/><text:tab/><text:tab/>the Aria (bars 21, 22, 29, 44, 45, 47, 48, 56</text:span><text:span text:style-name="T42">, and 83</text:span><text:span text:style-name="T40">).</text:span><text:span text:style-name="T44"><text:line-break/></text:span><text:span text:style-name="T62"><text:tab/>26<text:tab/>vla<text:tab/>3rd eighth in Ms: b8<text:line-break/></text:span><text:span text:style-name="T53"><text:tab/>35</text:span><text:span text:style-name="T44"><text:tab/>vl </text:span><text:span text:style-name="T51">2</text:span><text:span text:style-name="T44"><text:tab/></text:span><text:span text:style-name="T53">1st</text:span><text:span text:style-name="T44"> quarter: grace note missing in Ms</text:span><text:span text:style-name="T53"><text:line-break/></text:span><text:span text:style-name="T44"><text:tab/>37<text:tab/>vl 1<text:tab/>2nd quarter: grace note missing in Ms</text:span><text:span text:style-name="T54"><text:line-break/></text:span><text:span text:style-name="T53"><text:tab/></text:span><text:span text:style-name="T54">41</text:span><text:span text:style-name="T44"><text:tab/>vl </text:span><text:span text:style-name="T51">2</text:span><text:span text:style-name="T44"><text:tab/></text:span><text:span text:style-name="T53">1st</text:span><text:span text:style-name="T44"> quarter: grace note missing in Ms</text:span><text:span text:style-name="T45"><text:line-break/><text:tab/>44<text:tab/>vl 2<text:tab/>1st half of bar in Ms: e″8–d″16–cis″16–<text:line-break/><text:tab/><text:tab/><text:tab/>cis″8–b′16–a′16<text:line-break/><text:tab/></text:span><text:span text:style-name="T59">48<text:tab/>fl 2<text:tab/>1st half of bar in Ms: cis″8–b′16.–a′32–<text:line-break/><text:tab/><text:tab/><text:tab/>a′8–gis′16-–b′32<text:line-break/><text:tab/></text:span><text:span text:style-name="T45">50<text:tab/>vl 2</text:span><text:span text:style-name="T46"><text:tab/>2nd half of bar missing in Ms</text:span><text:span text:style-name="T55"><text:line-break/><text:tab/>58<text:tab/>fl 1<text:tab/>3rd eighth in Ms: a′8</text:span><text:span text:style-name="T56"><text:line-break/><text:tab/>60</text:span><text:span text:style-name="T44"><text:tab/>vl </text:span><text:span text:style-name="T51">2</text:span><text:span text:style-name="T44"><text:tab/></text:span><text:span text:style-name="T53">1st</text:span><text:span text:style-name="T44"> quarter: grace note missing in Ms</text:span><text:span text:style-name="T57"><text:line-break/></text:span><text:span text:style-name="T56"><text:tab/>6</text:span><text:span text:style-name="T57">1</text:span><text:span text:style-name="T44"><text:tab/>vl </text:span><text:span text:style-name="T51">2</text:span><text:span text:style-name="T44"><text:tab/></text:span><text:span text:style-name="T53">1st</text:span><text:span text:style-name="T44"> quarter: grace note missing in Ms</text:span><text:span text:style-name="T60"><text:line-break/><text:tab/>74<text:tab/>vla<text:tab/>2nd quarter in Ms: d′8–dis′8</text:span><text:span text:style-name="T63"><text:line-break/><text:tab/>77<text:tab/>vla<text:tab/>6th eighth in Ms: e′8</text:span><text:span text:style-name="T43"><text:line-break/><text:tab/>82<text:tab/>vl 1<text:tab/>6th eighth in Ms: a′8</text:span><text:span text:style-name="T44"><text:line-break/><text:tab/>9</text:span><text:span text:style-name="T48">8</text:span><text:span text:style-name="T44"><text:tab/>vl 1</text:span><text:span text:style-name="T47">, 2</text:span><text:span text:style-name="T44"><text:tab/></text:span><text:span text:style-name="T48">last quarter in Ms: a′16–e′16–c′16–a16</text:span><text:span text:style-name="T65"><text:line-break/>1.7<text:tab/></text:span><text:span text:style-name="T66">–<text:tab/>org<text:tab/>bass figures missing in M</text:span><text:span text:style-name="T67">s</text:span><text:span text:style-name="T72"><text:line-break/><text:tab/>5<text:tab/>vl 1<text:tab/>lst eighth in Ms: a″8</text:span><text:span text:style-name="T66"><text:line-break/><text:tab/></text:span><text:span text:style-name="T65">7<text:tab/>org<text:tab/>2nd half of bar in Ms: cis4.–d8</text:span><text:span text:style-name="T68"><text:line-break/><text:tab/></text:span><text:span text:style-name="T71">15<text:tab/>A<text:tab/>1st quarter in Ms: b′4</text:span><text:span text:style-name="T73"><text:line-break/><text:tab/>16<text:tab/>vl 1<text:tab/>last eighth in Ms: fis″8</text:span><text:span text:style-name="T75"><text:line-break/></text:span><text:span text:style-name="T73"><text:tab/>16<text:tab/>vl </text:span><text:span text:style-name="T75">2</text:span><text:span text:style-name="T73"><text:tab/>last eighth in Ms: </text:span><text:span text:style-name="T75">c</text:span><text:span text:style-name="T73">is″8</text:span><text:span text:style-name="T71"><text:line-break/><text:tab/></text:span><text:span text:style-name="T68">16<text:tab/>S<text:tab/>last eighth in Ms: fis″8</text:span><text:span text:style-name="T69"><text:line-break/><text:tab/>18<text:tab/>S<text:tab/>3rd quarter in Ms: fis″</text:span><text:span text:style-name="T70">4</text:span><text:span text:style-name="T74"><text:line-break/></text:span><text:span text:style-name="T73"><text:tab/>1</text:span><text:span text:style-name="T74">9</text:span><text:span text:style-name="T73"><text:tab/>vl 1<text:tab/>last eighth in Ms: fis″8</text:span><text:span text:style-name="T75"><text:line-break/></text:span><text:soft-page-break/><text:span text:style-name="T73"><text:tab/>1</text:span><text:span text:style-name="T75">9</text:span><text:span text:style-name="T73"><text:tab/>vl </text:span><text:span text:style-name="T75">2</text:span><text:span text:style-name="T73"><text:tab/>last eighth in Ms: </text:span><text:span text:style-name="T75">c</text:span><text:span text:style-name="T73">is″8</text:span><text:span text:style-name="T76"><text:line-break/></text:span><text:span text:style-name="T73"><text:tab/>1</text:span><text:span text:style-name="T75">9</text:span><text:span text:style-name="T73"><text:tab/>vl</text:span><text:span text:style-name="T76">a</text:span><text:span text:style-name="T73"><text:tab/>last eighth in Ms: </text:span><text:span text:style-name="T76">a′</text:span><text:span text:style-name="T73">8</text:span><text:span text:style-name="T77"><text:line-break/><text:tab/>21<text:tab/>vla<text:tab/>bar in Ms: b′4–r8–a′8–a′4.–b′8</text:span><text:span text:style-name="T78"><text:line-break/>1.8<text:tab/>–<text:tab/>org<text:tab/>bass figures missing in Ms</text:span><text:span text:style-name="T79"><text:line-break/>1.9<text:tab/></text:span><text:span text:style-name="T80">7<text:tab/>vla<text:tab/>2nd half of bar in Ms: a′8–a′8–a′8–a′8</text:span><text:span text:style-name="T81"><text:line-break/><text:tab/>30<text:tab/>vla<text:tab/>bar in Ms: a′1</text:span><text:span text:style-name="T80"><text:line-break/><text:tab/></text:span><text:span text:style-name="T79">50<text:tab/>org<text:tab/>2nd half note in Ms: Bes2</text:span><text:span text:style-name="T82"><text:line-break/>1.10<text:tab/>–<text:tab/>org<text:tab/>bass figures missing in Ms</text:span><text:span text:style-name="T83"><text:line-break/></text:span><text:span text:style-name="T82">1.1</text:span><text:span text:style-name="T83">1</text:span><text:span text:style-name="T82"><text:tab/>–<text:tab/>org<text:tab/>bass figures missing in Ms</text:span><text:span text:style-name="T84"><text:line-break/><text:tab/>22<text:tab/>S<text:tab/>2nd half note in Ms: g′2</text:span><text:span text:style-name="T85"><text:line-break/>2.1<text:tab/>10<text:tab/>org<text:tab/>2nd half note in Ms: as2</text:span><text:span text:style-name="T19"><text:line-break/></text:span><text:span text:style-name="T15"><text:line-break/></text:span><text:span text:style-name="T13"><text:line-break/></text:span><text:span text:style-name="T9"><text:line-break/></text:span><text:span text:style-name="T11"><text:line-break/></text:span><text:span text:style-name="T10"><text:line-break/></text:span></text:p>
      <text:p text:style-name="P6">This edition has been compiled and checked with utmost diligence. Nevertheless, errors and mistakes cannot be totally excluded. Please report any errors and mistakes to <text:span text:style-name="T92">wolfgang</text:span> (at) <text:span text:style-name="T91">esser-skala</text:span>.at<text:span text:style-name="T92"> or create an issue or pull request on the edition’s GitHub page (https://github.com/skafdasschaf/wolf-jesu-deine-passion)</text:span>. Your help will be greatly appreciated.</text:p>
      <text:p text:style-name="P9"/>
      <text:p text:style-name="P9"/>
      <text:p text:style-name="P9"><text:span text:style-name="T8">Salzburg, </text:span><text:span text:style-name="T17">January 2019</text:span><text:line-break/>Wolfgang <text:span text:style-name="T96">Esser-</text:span>Skala</text:p>
      <text:p text:style-name="P24"><text:span text:style-name="T94"><text:line-break/></text:span>C O N T E N T S</text:p>
      <text:p text:style-name="P16"/>
      <text:p text:style-name="P15"/>
      <text:p text:style-name="P10"/>
      <text:p text:style-name="P17"><text:span text:style-name="T1">1<text:tab/></text:span><text:span text:style-name="T4">Er</text:span><text:span text:style-name="T5">ſ</text:span><text:span text:style-name="T4">te Abtheylung</text:span><text:span text:style-name="T1"><text:tab/></text:span><text:span text:style-name="T2">1</text:span><text:span text:style-name="T97"><text:line-break/><text:tab/>1.1<text:tab/>Choral: Jesu, deine Paſsion<text:tab/>2<text:line-break/></text:span></text:p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9.7cm" fo:page-height="21.001cm" style:num-format="1" style:print-orientation="landscape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2" fo:column-gap="2cm">
          <style:column-sep style:width="0.009cm" style:color="#000000" style:height="100%" style:style="solid"/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Zweispaltig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9-01-12T21:41:02.660355876</dc:date>
    <dc:creator>Wolfgang Skala</dc:creator>
    <meta:editing-duration>P11DT22H52M21S</meta:editing-duration>
    <meta:editing-cycles>1034</meta:editing-cycles>
    <meta:generator>LibreOffice/4.2.8.2$Linux_X86_64 LibreOffice_project/420m0$Build-2</meta:generator>
    <meta:document-statistic meta:table-count="0" meta:image-count="1" meta:object-count="0" meta:page-count="5" meta:paragraph-count="14" meta:word-count="774" meta:character-count="4145" meta:non-whitespace-character-count="3330"/>
  </office:meta>
</office:document-meta>
</file>